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2c26c" officeooo:paragraph-rsid="0012c26c"/>
    </style:style>
    <style:style style:name="P2" style:family="paragraph" style:parent-style-name="Text_20_body" style:list-style-name="L1">
      <style:paragraph-properties fo:text-align="justify" style:justify-single-word="false"/>
      <style:text-properties fo:font-size="14pt" officeooo:rsid="0012c26c" officeooo:paragraph-rsid="0012c26c" style:font-size-asian="14.1000003814697pt" style:font-size-complex="14.1000003814697pt"/>
    </style:style>
    <style:style style:name="P3" style:family="paragraph" style:parent-style-name="Text_20_body" style:list-style-name="L2">
      <style:paragraph-properties fo:text-align="justify" style:justify-single-word="false"/>
      <style:text-properties fo:font-size="14pt" officeooo:rsid="0012c26c" officeooo:paragraph-rsid="0012c26c" style:font-size-asian="14.1000003814697pt" style:font-size-complex="14.1000003814697pt"/>
    </style:style>
    <style:style style:name="P4" style:family="paragraph" style:parent-style-name="Text_20_body" style:list-style-name="L3">
      <style:paragraph-properties fo:text-align="justify" style:justify-single-word="false"/>
      <style:text-properties fo:font-size="14pt" officeooo:rsid="0012c26c" officeooo:paragraph-rsid="0012c26c" style:font-size-asian="14.1000003814697pt" style:font-size-complex="14.1000003814697pt"/>
    </style:style>
    <style:style style:name="P5" style:family="paragraph" style:parent-style-name="Text_20_body" style:list-style-name="L3">
      <style:paragraph-properties fo:text-align="justify" style:justify-single-word="false"/>
      <style:text-properties fo:font-size="14pt" officeooo:rsid="0012c26c" officeooo:paragraph-rsid="001a53d3" style:font-size-asian="14.1000003814697pt" style:font-size-complex="14.1000003814697pt"/>
    </style:style>
    <style:style style:name="P6" style:family="paragraph" style:parent-style-name="Text_20_body" style:list-style-name="L4">
      <style:paragraph-properties fo:text-align="justify" style:justify-single-word="false"/>
      <style:text-properties fo:font-size="14pt" officeooo:rsid="0012c26c" officeooo:paragraph-rsid="0012c26c" style:font-size-asian="14.1000003814697pt" style:font-size-complex="14.1000003814697pt"/>
    </style:style>
    <style:style style:name="P7" style:family="paragraph" style:parent-style-name="Text_20_body">
      <style:paragraph-properties fo:text-align="center" style:justify-single-word="false"/>
      <style:text-properties fo:font-size="14pt" officeooo:rsid="0012c26c" officeooo:paragraph-rsid="0012c26c" style:font-size-asian="14.1000003814697pt" style:font-size-complex="14.1000003814697pt"/>
    </style:style>
    <style:style style:name="P8" style:family="paragraph" style:parent-style-name="Text_20_body" style:list-style-name="L3">
      <style:paragraph-properties fo:text-align="justify" style:justify-single-word="false"/>
      <style:text-properties fo:font-size="14pt" officeooo:rsid="0013af89" officeooo:paragraph-rsid="0013af89" style:font-size-asian="14.1000003814697pt" style:font-size-complex="14.1000003814697pt"/>
    </style:style>
    <style:style style:name="P9" style:family="paragraph" style:parent-style-name="Text_20_body" style:list-style-name="L7">
      <style:paragraph-properties fo:text-align="justify" style:justify-single-word="false"/>
      <style:text-properties fo:font-size="14pt" officeooo:rsid="0015a537" officeooo:paragraph-rsid="0015a537" style:font-size-asian="14.1000003814697pt" style:font-size-complex="14.1000003814697pt"/>
    </style:style>
    <style:style style:name="P10" style:family="paragraph" style:parent-style-name="Text_20_body">
      <style:paragraph-properties fo:text-align="justify" style:justify-single-word="false"/>
      <style:text-properties fo:font-size="14pt" officeooo:rsid="0015a537" officeooo:paragraph-rsid="0015a537" style:font-size-asian="14.1000003814697pt" style:font-size-complex="14.1000003814697pt"/>
    </style:style>
    <style:style style:name="P11" style:family="paragraph" style:parent-style-name="Text_20_body" style:list-style-name="L9">
      <style:paragraph-properties fo:text-align="justify" style:justify-single-word="false"/>
      <style:text-properties fo:font-size="14pt" officeooo:rsid="0015a537" officeooo:paragraph-rsid="0015a537" style:font-size-asian="14.1000003814697pt" style:font-size-complex="14.1000003814697pt"/>
    </style:style>
    <style:style style:name="P12" style:family="paragraph" style:parent-style-name="Text_20_body">
      <style:paragraph-properties fo:text-align="justify" style:justify-single-word="false"/>
      <style:text-properties fo:font-size="14pt" officeooo:rsid="00163918" officeooo:paragraph-rsid="00163918" style:font-size-asian="14.1000003814697pt" style:font-size-complex="14.1000003814697pt"/>
    </style:style>
    <style:style style:name="P13" style:family="paragraph" style:parent-style-name="Text_20_body" style:list-style-name="L7">
      <style:paragraph-properties fo:text-align="justify" style:justify-single-word="false"/>
      <style:text-properties fo:font-size="14pt" officeooo:rsid="00163918" officeooo:paragraph-rsid="00163918" style:font-size-asian="14.1000003814697pt" style:font-size-complex="14.1000003814697pt"/>
    </style:style>
    <style:style style:name="P14" style:family="paragraph" style:parent-style-name="Text_20_body" style:list-style-name="L9">
      <style:paragraph-properties fo:text-align="justify" style:justify-single-word="false"/>
      <style:text-properties fo:font-size="14pt" officeooo:rsid="0018134e" officeooo:paragraph-rsid="0018134e" style:font-size-asian="14.1000003814697pt" style:font-size-complex="14.1000003814697pt"/>
    </style:style>
    <style:style style:name="P15" style:family="paragraph" style:parent-style-name="Text_20_body" style:list-style-name="L7">
      <style:paragraph-properties fo:text-align="justify" style:justify-single-word="false"/>
      <style:text-properties fo:font-size="14pt" officeooo:rsid="00197eed" officeooo:paragraph-rsid="00197eed" style:font-size-asian="14.1000003814697pt" style:font-size-complex="14.1000003814697pt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size="14pt" officeooo:rsid="001a53d3" officeooo:paragraph-rsid="001a53d3" style:font-size-asian="14.1000003814697pt" style:font-size-complex="14.1000003814697pt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size="14pt" officeooo:rsid="001a9402" officeooo:paragraph-rsid="001a9402" style:font-size-asian="14.1000003814697pt" style:font-size-complex="14.1000003814697pt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size="14pt" officeooo:rsid="001dfe90" officeooo:paragraph-rsid="001dfe90" style:font-size-asian="14.1000003814697pt" style:font-size-complex="14.1000003814697pt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12c26c" officeooo:paragraph-rsid="0012c26c" style:font-size-asian="14.1000003814697pt" style:font-size-complex="14.1000003814697pt"/>
    </style:style>
    <style:style style:name="P20" style:family="paragraph" style:parent-style-name="Text_20_body" style:list-style-name="L6">
      <style:paragraph-properties fo:text-align="justify" style:justify-single-word="false"/>
      <style:text-properties fo:font-size="14.1000003814697pt" officeooo:rsid="0012c26c" officeooo:paragraph-rsid="0012c26c" style:font-size-asian="14.1000003814697pt" style:font-size-complex="14.1000003814697pt"/>
    </style:style>
    <style:style style:name="P21" style:family="paragraph" style:parent-style-name="Text_20_body" style:list-style-name="L6">
      <style:paragraph-properties fo:text-align="justify" style:justify-single-word="false"/>
      <style:text-properties fo:font-size="14.1000003814697pt" officeooo:rsid="0013af89" officeooo:paragraph-rsid="0013af89" style:font-size-asian="14.1000003814697pt" style:font-size-complex="14.1000003814697pt"/>
    </style:style>
    <style:style style:name="P22" style:family="paragraph" style:parent-style-name="Text_20_body" style:list-style-name="L10">
      <style:paragraph-properties fo:text-align="justify" style:justify-single-word="false"/>
      <style:text-properties fo:font-size="14.1000003814697pt" officeooo:rsid="0019af15" officeooo:paragraph-rsid="0019af15" style:font-size-asian="14.1000003814697pt" style:font-size-complex="14.1000003814697pt"/>
    </style:style>
    <style:style style:name="P23" style:family="paragraph" style:parent-style-name="Text_20_body" style:list-style-name="L10">
      <style:paragraph-properties fo:text-align="justify" style:justify-single-word="false"/>
      <style:text-properties fo:font-size="14.1000003814697pt" officeooo:rsid="00216a7c" officeooo:paragraph-rsid="00216a7c" style:font-size-asian="14.1000003814697pt" style:font-size-complex="14.1000003814697pt"/>
    </style:style>
    <style:style style:name="P24" style:family="paragraph" style:parent-style-name="Heading_20_3">
      <style:paragraph-properties fo:text-align="center" style:justify-single-word="false"/>
      <style:text-properties fo:font-size="16.1000003814697pt" officeooo:rsid="0012c26c" officeooo:paragraph-rsid="0012c26c" style:font-size-asian="14.1000003814697pt" style:font-size-complex="14.1000003814697pt"/>
    </style:style>
    <style:style style:name="P25" style:family="paragraph" style:parent-style-name="Heading_20_3">
      <style:paragraph-properties fo:text-align="center" style:justify-single-word="false"/>
      <style:text-properties fo:font-size="16.1000003814697pt" officeooo:paragraph-rsid="0012c26c" style:font-size-asian="14.1000003814697pt" style:font-size-complex="14.1000003814697pt"/>
    </style:style>
    <style:style style:name="T1" style:family="text">
      <style:text-properties officeooo:rsid="0012c26c"/>
    </style:style>
    <style:style style:name="T2" style:family="text">
      <style:text-properties fo:font-size="16.1000003814697pt" style:font-size-asian="14.1000003814697pt" style:font-size-complex="14.1000003814697pt"/>
    </style:style>
    <style:style style:name="T3" style:family="text">
      <style:text-properties fo:font-size="16.1000003814697pt" officeooo:rsid="0012c26c" style:font-size-asian="14.1000003814697pt" style:font-size-complex="14.1000003814697pt"/>
    </style:style>
    <style:style style:name="T4" style:family="text">
      <style:text-properties officeooo:rsid="0013af89"/>
    </style:style>
    <style:style style:name="T5" style:family="text">
      <style:text-properties officeooo:rsid="0015a537"/>
    </style:style>
    <style:style style:name="T6" style:family="text">
      <style:text-properties officeooo:rsid="001a2f73"/>
    </style:style>
    <style:style style:name="T7" style:family="text">
      <style:text-properties officeooo:rsid="001a53d3"/>
    </style:style>
    <style:style style:name="T8" style:family="text">
      <style:text-properties officeooo:rsid="001c0f81"/>
    </style:style>
    <style:style style:name="T9" style:family="text">
      <style:text-properties officeooo:rsid="00216a7c"/>
    </style:style>
    <style:style style:name="T10" style:family="text">
      <style:text-properties officeooo:rsid="0021e4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Creating planes</text:h>
      <text:p text:style-name="P1"><text:span text:style-name="T3">S</text:span><text:span text:style-name="T2">tartup:</text:span></text:p>
      <text:list xml:id="list4179401789" text:style-name="L1">
        <text:list-item>
          <text:p text:style-name="P2">Calculate and save camera bounds</text:p>
        </text:list-item>
        <text:list-item>
          <text:p text:style-name="P2">Start planes generation</text:p>
        </text:list-item>
      </text:list>
      <text:p text:style-name="P19"/>
      <text:p text:style-name="P19">Plane generation:</text:p>
      <text:list xml:id="list1082224643" text:style-name="L2">
        <text:list-item>
          <text:p text:style-name="P3">Generate source and destination position, speeds and height</text:p>
        </text:list-item>
        <text:list-item>
          <text:p text:style-name="P3">Create plane <text:span text:style-name="T6">object</text:span></text:p>
        </text:list-item>
        <text:list-item>
          <text:p text:style-name="P3">Assign values to plane</text:p>
        </text:list-item>
        <text:list-item>
          <text:p text:style-name="P3">Make plane the child of itself</text:p>
        </text:list-item>
      </text:list>
      <text:p text:style-name="P7"/>
      <text:h text:style-name="P24" text:outline-level="3">Plane life cycle</text:h>
      <text:p text:style-name="P19">Plane life cycle:</text:p>
      <text:list xml:id="list1115688457" text:style-name="L3">
        <text:list-item>
          <text:p text:style-name="P5">Calculate <text:span text:style-name="T7">position</text:span></text:p>
        </text:list-item>
        <text:list-item>
          <text:p text:style-name="P17">If new position is in destination:</text:p>
          <text:list>
            <text:list-item>
              <text:p text:style-name="P17">Destroy plane</text:p>
            </text:list-item>
            <text:list-item>
              <text:p text:style-name="P17">return</text:p>
            </text:list-item>
          </text:list>
        </text:list-item>
        <text:list-item>
          <text:p text:style-name="P5"><text:span text:style-name="T7">S</text:span>et position</text:p>
        </text:list-item>
        <text:list-item>
          <text:p text:style-name="P5">Calculate <text:span text:style-name="T7">height</text:span></text:p>
        </text:list-item>
        <text:list-item>
          <text:p text:style-name="P5"><text:span text:style-name="T7">S</text:span>et height</text:p>
        </text:list-item>
        <text:list-item>
          <text:p text:style-name="P4">Set <text:span text:style-name="T7">s</text:span>prite, colors according to its state</text:p>
        </text:list-item>
        <text:list-item>
          <text:p text:style-name="P4">Update texts</text:p>
        </text:list-item>
        <text:list-item>
          <text:p text:style-name="P16">If camera in Dispatcher mode:</text:p>
          <text:list>
            <text:list-item>
              <text:p text:style-name="P16">Reset rotation</text:p>
            </text:list-item>
          </text:list>
        </text:list-item>
        <text:list-item>
          <text:p text:style-name="P16">Else:</text:p>
          <text:list>
            <text:list-item>
              <text:p text:style-name="P5"><text:span text:style-name="T7">S</text:span>et rotation the same as observed plane</text:p>
            </text:list-item>
          </text:list>
        </text:list-item>
        <text:list-item>
          <text:p text:style-name="P8">If is selected and in near collision mode:</text:p>
          <text:list>
            <text:list-item>
              <text:p text:style-name="P8">Call SCTA controller to take control of planes in collision</text:p>
            </text:list-item>
          </text:list>
        </text:list-item>
      </text:list>
      <text:h text:style-name="P24" text:outline-level="3"><text:soft-page-break/>Collision detection algorithm</text:h>
      <text:list xml:id="list1761492229" text:style-name="L4">
        <text:list-item>
          <text:p text:style-name="P6">Get all planes in scene</text:p>
        </text:list-item>
        <text:list-item>
          <text:p text:style-name="P6">For each plane:</text:p>
          <text:list>
            <text:list-item>
              <text:p text:style-name="P6">For each other planes:</text:p>
              <text:list>
                <text:list-item>
                  <text:p text:style-name="P6">Calculate distance between planes</text:p>
                </text:list-item>
                <text:list-item>
                  <text:p text:style-name="P6">If distance is less than critical:</text:p>
                  <text:list>
                    <text:list-item>
                      <text:p text:style-name="P6">If collision already exists:</text:p>
                      <text:list>
                        <text:list-item>
                          <text:p text:style-name="P6">Copy existing collision into new collection</text:p>
                        </text:list-item>
                      </text:list>
                    </text:list-item>
                    <text:list-item>
                      <text:p text:style-name="P6">Else:</text:p>
                      <text:list>
                        <text:list-item>
                          <text:p text:style-name="P6">Create new collision including the time of collision</text:p>
                        </text:list-item>
                      </text:list>
                    </text:list-item>
                  </text:list>
                </text:list-item>
                <text:list-item>
                  <text:p text:style-name="P6">Else:</text:p>
                  <text:list>
                    <text:list-item>
                      <text:p text:style-name="P6">Do noth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For each old collision:</text:p>
          <text:list>
            <text:list-item>
              <text:p text:style-name="P6">Reset plane to normal mode</text:p>
            </text:list-item>
          </text:list>
        </text:list-item>
        <text:list-item>
          <text:p text:style-name="P6">Clear old collision list</text:p>
        </text:list-item>
        <text:list-item>
          <text:p text:style-name="P6">Set new collisions</text:p>
        </text:list-item>
        <text:list-item>
          <text:p text:style-name="P6">For each new collision:</text:p>
          <text:list>
            <text:list-item>
              <text:p text:style-name="P18">If plane in normal state:</text:p>
              <text:list>
                <text:list-item>
                  <text:p text:style-name="P6">Set plane in Near collision state</text:p>
                </text:list-item>
              </text:list>
            </text:list-item>
          </text:list>
        </text:list-item>
      </text:list>
      <text:h text:style-name="P25" text:outline-level="3"><text:span text:style-name="T1">Collision prevention algorithm</text:span></text:h>
      <text:list xml:id="list3397356984" text:style-name="L6">
        <text:list-item>
          <text:p text:style-name="P20">Get all collisions</text:p>
        </text:list-item>
        <text:list-item>
          <text:p text:style-name="P20">For each collision:</text:p>
          <text:list>
            <text:list-item>
              <text:p text:style-name="P20">If collision is in SCTA controlled or not controlled:</text:p>
              <text:list>
                <text:list-item>
                  <text:p text:style-name="P20">If timer is <text:span text:style-name="T4">exceeded</text:span>:</text:p>
                  <text:list>
                    <text:list-item>
                      <text:p text:style-name="P21">Change control mode to TCAS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3">ST<text:span text:style-name="T5">C</text:span>A algorithm</text:h>
      <text:p text:style-name="P10">Taking control of STCA collision:</text:p>
      <text:list xml:id="list860391731" text:style-name="L9">
        <text:list-item>
          <text:p text:style-name="P11">If there is selected collision:</text:p>
          <text:list>
            <text:list-item>
              <text:p text:style-name="P11"><text:soft-page-break/>Return collision in <text:span text:style-name="T9">None mode</text:span></text:p>
            </text:list-item>
            <text:list-item>
              <text:p text:style-name="P11">Return planes in NearCollision mode</text:p>
            </text:list-item>
          </text:list>
        </text:list-item>
        <text:list-item>
          <text:p text:style-name="P11">Save collision</text:p>
        </text:list-item>
        <text:list-item>
          <text:p text:style-name="P11">If collision is valid:</text:p>
          <text:list>
            <text:list-item>
              <text:p text:style-name="P11">Change collision’s state to STCA controller and update planes’ mode</text:p>
            </text:list-item>
            <text:list-item>
              <text:p text:style-name="P14">Update slider values to match current height and speed of planes</text:p>
            </text:list-item>
          </text:list>
        </text:list-item>
      </text:list>
      <text:p text:style-name="P10"/>
      <text:p text:style-name="P12">Workflow:</text:p>
      <text:list xml:id="list633595628" text:style-name="L7">
        <text:list-item>
          <text:p text:style-name="P9">If collision is not set:</text:p>
          <text:list>
            <text:list-item>
              <text:p text:style-name="P13">Hide control canvas</text:p>
            </text:list-item>
            <text:list-item>
              <text:p text:style-name="P9">Return</text:p>
            </text:list-item>
          </text:list>
        </text:list-item>
        <text:list-item>
          <text:p text:style-name="P13">Show control canvas</text:p>
        </text:list-item>
        <text:list-item>
          <text:p text:style-name="P13">Update planes’ <text:span text:style-name="T10">height and speed</text:span> as slider values</text:p>
        </text:list-item>
        <text:list-item>
          <text:p text:style-name="P15">Update planes’ information on canvas</text:p>
        </text:list-item>
        <text:list-item>
          <text:p text:style-name="P15">Calculate and show the distance between planes</text:p>
        </text:list-item>
      </text:list>
      <text:h text:style-name="P24" text:outline-level="3">TCAS algorithm</text:h>
      <text:list xml:id="list3761888438" text:style-name="L10">
        <text:list-item>
          <text:p text:style-name="P22">Get all collisions in TCAS mode</text:p>
        </text:list-item>
        <text:list-item>
          <text:p text:style-name="P22">For every collision:</text:p>
          <text:list>
            <text:list-item>
              <text:p text:style-name="P23">If not in TCAS mode:</text:p>
              <text:list>
                <text:list-item>
                  <text:p text:style-name="P23">Continue;</text:p>
                </text:list-item>
              </text:list>
            </text:list-item>
            <text:list-item>
              <text:p text:style-name="P22">If first plane is higher than the second:</text:p>
              <text:list>
                <text:list-item>
                  <text:p text:style-name="P22">Change the first plane’s height to dH</text:p>
                </text:list-item>
                <text:list-item>
                  <text:p text:style-name="P22">Change the second plane’s height to -dH</text:p>
                </text:list-item>
              </text:list>
            </text:list-item>
            <text:list-item>
              <text:p text:style-name="P22">Else:</text:p>
              <text:list>
                <text:list-item>
                  <text:p text:style-name="P22">Change the first plane’s height to -dH</text:p>
                </text:list-item>
                <text:list-item>
                  <text:p text:style-name="P22">Change the second plane’s height to dH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8:15.672532372</meta:creation-date>
    <dc:date>2020-05-22T17:15:10.160534510</dc:date>
    <meta:editing-duration>PT42M2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08" meta:character-count="2123" meta:non-whitespace-character-count="1862"/>
  </office:meta>
</office:document-meta>
</file>